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1" svg:font-family="Helvetica" style:font-family-generic="roman"/>
    <style:font-face style:name="Menlo-Regular" svg:font-family="Menlo-Regular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style:font-size-asian="12pt"/>
    </style:style>
    <style:style style:name="P2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style:font-size-asian="12pt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fo:font-weight="normal" style:font-size-asian="12pt" style:font-weight-asian="normal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fo:font-weight="normal" officeooo:paragraph-rsid="00059cdd" style:font-size-asian="12pt" style:font-weight-asian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fo:font-weight="normal" style:font-size-asian="12pt" style:font-weight-asian="normal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1" fo:font-size="12pt" fo:font-weight="normal" style:font-size-asian="12pt" style:font-weight-asian="normal"/>
    </style:style>
    <style:style style:name="P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fo:font-weight="normal" officeooo:rsid="0003dbac" officeooo:paragraph-rsid="0003dbac" style:font-size-asian="12pt" style:font-weight-asian="normal"/>
    </style:style>
    <style:style style:name="P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fo:font-weight="normal" officeooo:rsid="00059cdd" officeooo:paragraph-rsid="00059cdd" style:font-size-asian="12pt" style:font-weight-asian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1" fo:font-size="12pt" style:text-underline-style="solid" style:text-underline-width="auto" style:text-underline-color="font-color" fo:font-weight="normal" style:font-size-asian="12pt" style:font-weight-asian="normal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24pt" fo:font-weight="normal" style:font-size-asian="24pt" style:font-weight-asian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24pt" style:font-size-asian="24pt"/>
    </style:style>
    <style:style style:name="P1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5pt" fo:font-weight="normal" style:font-size-asian="15pt" style:font-weight-asian="normal"/>
    </style:style>
    <style:style style:name="P1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Menlo-Regular" fo:font-size="15pt" fo:font-weight="normal" style:font-size-asian="15pt" style:font-weight-asian="normal"/>
    </style:style>
    <style:style style:name="P1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fo:font-weight="normal" officeooo:rsid="00059cdd" officeooo:paragraph-rsid="00059cdd" style:font-size-asian="12pt" style:font-weight-asian="normal" style:font-size-complex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59cdd"/>
    </style:style>
    <style:style style:name="P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26pt" style:font-size-asian="26pt" style:font-size-complex="26pt"/>
    </style:style>
    <style:style style:name="P20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12pt" officeooo:rsid="0005eaed" officeooo:paragraph-rsid="0005eaed" style:font-size-asian="12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1" fo:font-size="16pt" fo:font-weight="normal" officeooo:rsid="0005eaed" officeooo:paragraph-rsid="0005eaed" style:font-size-asian="16pt" style:font-weight-asian="normal" style:font-size-complex="16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1" fo:font-size="8pt" officeooo:paragraph-rsid="0008f1dd" style:font-size-asian="8pt" style:font-size-complex="8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4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8f1dd"/>
    </style:style>
    <style:style style:name="P25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e488"/>
    </style:style>
    <style:style style:name="P26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8f1dd"/>
    </style:style>
    <style:style style:name="P27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8pt" officeooo:paragraph-rsid="0007e488" style:font-size-asian="8pt" style:font-size-complex="8pt"/>
    </style:style>
    <style:style style:name="P28" style:family="paragraph" style:parent-style-name="Standard">
      <style:paragraph-properties fo:margin-left="10.266cm" fo:margin-right="0cm" fo:text-align="center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8f1dd"/>
    </style:style>
    <style:style style:name="T1" style:family="text">
      <style:text-properties fo:color="#000000" style:font-name="Helvetica1" fo:font-size="12pt" style:font-size-asian="12pt"/>
    </style:style>
    <style:style style:name="T2" style:family="text">
      <style:text-properties fo:color="#000000" style:font-name="Helvetica1" fo:font-size="12pt" officeooo:rsid="00059cdd" style:font-size-asian="12pt"/>
    </style:style>
    <style:style style:name="T3" style:family="text">
      <style:text-properties fo:color="#000000" style:font-name="Helvetica1" fo:font-size="12pt" fo:font-weight="bold" style:font-size-asian="12pt" style:font-weight-asian="bold"/>
    </style:style>
    <style:style style:name="T4" style:family="text">
      <style:text-properties fo:color="#000000" style:font-name="Helvetica1" fo:font-size="12pt" fo:font-weight="bold" officeooo:rsid="0005eaed" style:font-size-asian="12pt" style:font-weight-asian="bold" style:font-size-complex="12pt" style:font-weight-complex="bold"/>
    </style:style>
    <style:style style:name="T5" style:family="text">
      <style:text-properties fo:color="#000000" style:font-name="Helvetica1" fo:font-size="12pt" fo:font-weight="bold" officeooo:rsid="0008f1dd" style:font-size-asian="12pt" style:font-weight-asian="bold" style:font-size-complex="12pt" style:font-weight-complex="bold"/>
    </style:style>
    <style:style style:name="T6" style:family="text">
      <style:text-properties fo:color="#000000" style:font-name="Helvetica1" fo:font-size="12pt" fo:font-weight="normal" style:font-size-asian="12pt" style:font-weight-asian="normal"/>
    </style:style>
    <style:style style:name="T7" style:family="text">
      <style:text-properties fo:color="#000000" style:font-name="Helvetica1" fo:font-size="12pt" fo:font-weight="normal" style:font-size-asian="12pt" style:font-weight-asian="normal" style:font-size-complex="12pt"/>
    </style:style>
    <style:style style:name="T8" style:family="text">
      <style:text-properties fo:color="#000000" style:font-name="Helvetica1" fo:font-size="12pt" fo:font-weight="normal" officeooo:rsid="0005eaed" style:font-size-asian="12pt" style:font-weight-asian="normal" style:font-size-complex="12pt"/>
    </style:style>
    <style:style style:name="T9" style:family="text">
      <style:text-properties fo:color="#000000" style:font-name="Helvetica1" fo:font-size="12pt" fo:font-weight="normal" officeooo:rsid="0008f1dd" style:font-size-asian="12pt" style:font-weight-asian="normal" style:font-size-complex="12pt"/>
    </style:style>
    <style:style style:name="T10" style:family="text">
      <style:text-properties fo:color="#000000" style:font-name="Helvetica1" fo:font-size="12pt" fo:font-weight="normal" officeooo:rsid="00029f49" style:font-size-asian="12pt" style:font-weight-asian="normal"/>
    </style:style>
    <style:style style:name="T11" style:family="text">
      <style:text-properties fo:color="#000000" style:font-name="Helvetica1" fo:font-size="12pt" fo:font-weight="normal" officeooo:rsid="00059cdd" style:font-size-asian="12pt" style:font-weight-asian="normal"/>
    </style:style>
    <style:style style:name="T12" style:family="text">
      <style:text-properties fo:color="#000000" style:font-name="Helvetica1" fo:font-size="12pt" fo:font-weight="normal" officeooo:rsid="0005eaed" style:font-size-asian="12pt" style:font-weight-asian="normal"/>
    </style:style>
    <style:style style:name="T13" style:family="text">
      <style:text-properties fo:color="#000000" style:font-name="Helvetica1" fo:font-size="12pt" fo:font-weight="normal" officeooo:rsid="0007e488" style:font-size-asian="12pt" style:font-weight-asian="normal"/>
    </style:style>
    <style:style style:name="T14" style:family="text">
      <style:text-properties fo:color="#000000" style:font-name="Helvetica1" fo:font-size="12pt" fo:font-weight="normal" officeooo:rsid="0008f1dd" style:font-size-asian="12pt" style:font-weight-asian="normal"/>
    </style:style>
    <style:style style:name="T15" style:family="text">
      <style:text-properties fo:color="#000000" style:font-name="Helvetica1" fo:font-size="12pt" fo:font-weight="normal" officeooo:rsid="00091877" style:font-size-asian="12pt" style:font-weight-asian="normal"/>
    </style:style>
    <style:style style:name="T16" style:family="text">
      <style:text-properties fo:color="#000000" style:font-name="Helvetica1" fo:font-size="24pt" fo:font-weight="normal" style:font-size-asian="24pt" style:font-weight-asian="normal"/>
    </style:style>
    <style:style style:name="T17" style:family="text">
      <style:text-properties fo:color="#000000" style:font-name="Helvetica1" fo:font-weight="normal" officeooo:rsid="0007e488" style:font-weight-asian="normal"/>
    </style:style>
    <style:style style:name="T18" style:family="text">
      <style:text-properties officeooo:rsid="0005eaed"/>
    </style:style>
    <style:style style:name="T19" style:family="text">
      <style:text-properties officeooo:rsid="0008f1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9">D</text:span>eployment of a Ruby On Rails App in a VPS with UBUNTU 14.04</text:p>
      <text:p text:style-name="P22"><text:span text:style-name="T19">(en esta paginas muestro como armé la VPS donde corre el sitio kepasa.co desarrollado en Ruby on Rails)</text:span></text:p>
      <text:p text:style-name="P1"/>
      <text:p text:style-name="P1">1. Instalaciones de software en el servidor como usuario root</text:p>
      <text:p text:style-name="P1">2. Creacion de usuario por el deployment de la app y instalación de Ruby</text:p>
      <text:p text:style-name="P1">3. Instalacion de Phusion-Passenger Standalone </text:p>
      <text:p text:style-name="P1">4. Configuracion de la app en Ruby On Rails</text:p>
      <text:p text:style-name="P20"/>
      <text:p text:style-name="P11">1. Instalaciones de software en el servidor como usuario root</text:p>
      <text:p text:style-name="P1">soy en mi computadora en local <text:s/></text:p>
      <text:p text:style-name="P1">$ ssh root@178.xxx.xxx.xxx</text:p>
      <text:p text:style-name="P1"/>
      <text:p text:style-name="P1">actualizamos los software ya instalados en el servidor</text:p>
      <text:p text:style-name="P1">root@kepasa:~# apt-get update</text:p>
      <text:p text:style-name="P1"/>
      <text:p text:style-name="P1">root@kepasa:~# apt-get -y install curl git-core python-software-properties</text:p>
      <text:p text:style-name="P1"/>
      <text:p text:style-name="P1">Instalacion de PostgreSQL con las ultima version</text:p>
      <text:p text:style-name="P1"/>
      <text:p text:style-name="P1">root@kepasa:~# add-apt-repository ppa:pitti/postgresql</text:p>
      <text:p text:style-name="P1">root@kepasa:~# apt-get update</text:p>
      <text:p text:style-name="P1">root@kepasa:~# apt-get install postgresql libpq-dev (esto nos sirve pro utilizar la gema ‘pg’ de PostgreSQL en nuestra app)</text:p>
      <text:p text:style-name="P1"/>
      <text:p text:style-name="P16"><text:span text:style-name="T1">Configuramos PostgresSQL </text:span><text:span text:style-name="T2">para el usuario postgres</text:span></text:p>
      <text:p text:style-name="P1">root@kepasa:~# sudo -u postgres psql</text:p>
      <text:p text:style-name="P1"/>
      <text:p text:style-name="P1">postgres=# \password</text:p>
      <text:p text:style-name="P1">Enter new password: </text:p>
      <text:p text:style-name="P1">postgres=# create user rails_deployer with password 'secret';</text:p>
      <text:p text:style-name="P1">CREATE ROLE</text:p>
      <text:p text:style-name="P1">postgres=# create database rails_app_production owner rails_deployer;</text:p>
      <text:p text:style-name="P17"><text:span text:style-name="T1">CREATE DATABASE<text:line-break/>postgres=# \quit <text:s/></text:span><text:span text:style-name="T2">(</text:span><text:span text:style-name="T1">nos salimos de PostgreSQL</text:span><text:span text:style-name="T2">)</text:span></text:p>
      <text:p text:style-name="P1">Instalamo Postfix si queremos mandar correo de nuestra app (en el caso de Kepasa.co yo utilizo Mandrill) y Node.js (para correr assets pipeline en Ruby On Rails)</text:p>
      <text:p text:style-name="P1"/>
      <text:p text:style-name="P1"><text:soft-page-break/>root@kepasa:~# apt-get install postfix (si los necesitan)</text:p>
      <text:p text:style-name="P1"/>
      <text:p text:style-name="P1">root@kepasa:~# add-apt-repository ppa:chris-lea/node.js</text:p>
      <text:p text:style-name="P1">root@kepasa:~# apt-get update</text:p>
      <text:p text:style-name="P1">root@kepasa:~# apt-get -y install nodejs</text:p>
      <text:p text:style-name="P1"/>
      <text:p text:style-name="P11">2. Creacion de usuario por el deployment de la app y instalación de Ruby</text:p>
      <text:p text:style-name="P2"/>
      <text:p text:style-name="P16"><text:span text:style-name="T3">Instalacion de Ruby</text:span><text:span text:style-name="T6"> (creamos un nuevo usuario con privilegio sudo e instalamo ruby con </text:span><text:span text:style-name="T3">rbenv</text:span><text:span text:style-name="T6">)</text:span></text:p>
      <text:p text:style-name="P3"/>
      <text:p text:style-name="P3">root@kepasa:~# adduser deployer --ingroup admin (agregamos este usuario al grupo admin entonces tiene los privilegios de sudo)</text:p>
      <text:p text:style-name="P3"/>
      <text:p text:style-name="P3">root@kepasa:~# su deployer (cambiamos de usuario)</text:p>
      <text:p text:style-name="P3"/>
      <text:p text:style-name="P3">deployer@kepasa:/root$ cd ~</text:p>
      <text:p text:style-name="P3">deployer@kepasa:~$ curl -L https://raw.github.com/fesplugas/rbenv-installer/master/bin/rbenv-installer | bash</text:p>
      <text:p text:style-name="P3"/>
      <text:p text:style-name="P3">al final tenemos que cargar algunos </text:p>
      <text:p text:style-name="P3"/>
      <text:p text:style-name="P3">$ vim ~/.bashrc</text:p>
      <text:p text:style-name="P3"/>
      <text:p text:style-name="P3">/////////////</text:p>
      <text:p text:style-name="P6">export PATH="$HOME/.rbenv/bin:$PATH"</text:p>
      <text:p text:style-name="P6">eval "$(rbenv init -)"</text:p>
      <text:p text:style-name="P6">export PATH="$HOME/.rbenv/plugins/ruby-build/bin:$PATH"</text:p>
      <text:p text:style-name="P3">/////////////</text:p>
      <text:p text:style-name="P3"/>
      <text:p text:style-name="P3">estas 3 lineas la pongo al final del archivo</text:p>
      <text:p text:style-name="P3"/>
      <text:p text:style-name="P3">después que guardamos el archivo con vim (con los comandos: ESC+:wq!) tenemos que recargar el archivo</text:p>
      <text:p text:style-name="P3"/>
      <text:p text:style-name="P3">deployer@kepasa:~$ . ~/.bashrc</text:p>
      <text:p text:style-name="P3"/>
      <text:p text:style-name="P7">Instalamos ahora Ruby</text:p>
      <text:p text:style-name="P7"/>
      <text:p text:style-name="P16"><text:span text:style-name="T6">deployer@kepasa:~$ rbenv bootstrap-ubuntu-14-04 (la version del nuestro sistema </text:span><text:soft-page-break/><text:span text:style-name="T6">operativo esto comando algunos paquete de la version de ruby)</text:span></text:p>
      <text:p text:style-name="P3"/>
      <text:p text:style-name="P16"><text:span text:style-name="T6">deployer@kepasa:~$ rbenv install 2.1.0 (la version de ruby. Si quiero instalar otra version o conocer las ultima version de Ruby chequa aquí </text:span><text:a xlink:type="simple" xlink:href="https://www.ruby-lang.org/en/downloads/">https://www.ruby-lang.org/en/downloads/</text:a><text:span text:style-name="T6"> )</text:span></text:p>
      <text:p text:style-name="P3"/>
      <text:p text:style-name="P3">cuando acaba de descargar los paquete. Aquí depende de la conexión se tiene que esperar mucho</text:p>
      <text:p text:style-name="P3"/>
      <text:p text:style-name="P3">deployer@kepasa:~$ rbenv global 2.1.0</text:p>
      <text:p text:style-name="P3">deployer@kepasa:~$ ruby -v</text:p>
      <text:p text:style-name="P3"/>
      <text:p text:style-name="P3">deployer@kepasa:~$ gem install bundler --no-ri –no-rdoc</text:p>
      <text:p text:style-name="P17"><text:span text:style-name="T6">deployer@kepasa:~$ gem install </text:span><text:span text:style-name="T11">rails</text:span><text:span text:style-name="T6"> --no-ri --no-rdoc</text:span></text:p>
      <text:p text:style-name="P16"><text:span text:style-name="T6">deployer@kepasa:~$ rbenv rehash </text:span><text:span text:style-name="T11">(para listar las gemas de Ruby)</text:span></text:p>
      <text:p text:style-name="P8">Para conocer las versiones apena instaladas lanzar los siguente comando</text:p>
      <text:p text:style-name="P3">deployer@kepasa:~$ bundle -v</text:p>
      <text:p text:style-name="P17"><text:span text:style-name="T6">deployer@kepasa:~$ </text:span><text:span text:style-name="T11">rails</text:span><text:span text:style-name="T6"> -v</text:span></text:p>
      <text:p text:style-name="P4"/>
      <text:p text:style-name="P15"><text:span text:style-name="T16">3. Instalacion de Phusion-Passenger Standalone </text:span><text:span text:style-name="T7">(por 1 servidor la licencia es GRATIS)</text:span></text:p>
      <text:p text:style-name="P5">(https://www.phusionpassenger.com/documentation/Users%20guide%20Standalone.html)</text:p>
      <text:p text:style-name="P10"/>
      <text:p text:style-name="P3">deployer@kepasa:~$ sudo apt-key adv --keyserver keyserver.ubuntu.com --recv-keys 561F9B9CAC40B2F7 (llave de PGP)</text:p>
      <text:p text:style-name="P3">deployer@kepasa:~$ sudo apt-get install apt-transport-https ca-certificates</text:p>
      <text:p text:style-name="P3"/>
      <text:p text:style-name="P3">Creamo el siguente archivo</text:p>
      <text:p text:style-name="P3">deployer@kepasa:~$ vim /etc/apt/sources.list.d/passenger.list</text:p>
      <text:p text:style-name="P3"/>
      <text:p text:style-name="P16"><text:span text:style-name="T6">agregamo la siguente linea</text:span><text:span text:style-name="T11">s</text:span><text:span text:style-name="T6"> </text:span><text:span text:style-name="T11">a este archivo </text:span></text:p>
      <text:p text:style-name="P12"/>
      <text:p text:style-name="P3"># Ubuntu 14.04</text:p>
      <text:p text:style-name="P3">deb https://oss-binaries.phusionpassenger.com/apt/passenger trusty main</text:p>
      <text:p text:style-name="P13"/>
      <text:p text:style-name="P14">y guardamo el archivo con el comando vim ESC+:wq!<text:line-break/></text:p>
      <text:p text:style-name="P3">deployer@kepasa:~$ sudo chown root: /etc/apt/sources.list.d/passenger.list</text:p>
      <text:p text:style-name="P3"><text:soft-page-break/>deployer@kepasa:~$ sudo chmod 600 /etc/apt/sources.list.d/passenger.list</text:p>
      <text:p text:style-name="P3">deployer@kepasa:~$ sudo apt-get update</text:p>
      <text:p text:style-name="P3"/>
      <text:p text:style-name="P3">ahora instalamos PHUSION-PASSENGER</text:p>
      <text:p text:style-name="P3"/>
      <text:p text:style-name="P3">deployer@kepasa:~$ sudo apt-get install passenger</text:p>
      <text:p text:style-name="P3"/>
      <text:p text:style-name="P10">4. Configuracion de la app en Ruby On Rails</text:p>
      <text:p text:style-name="P5"/>
      <text:p text:style-name="P16"><text:span text:style-name="T6">antes de correr la app tenemos que modificar el archivo ~/.bashrc y poner en </text:span><text:span text:style-name="T10">el archivo en </text:span><text:span text:style-name="T6">las ultima lineas:</text:span></text:p>
      <text:p text:style-name="P3"/>
      <text:p text:style-name="P6">export PATH="$HOME/.rbenv/bin:$PATH"</text:p>
      <text:p text:style-name="P6">eval "$(rbenv init -)"</text:p>
      <text:p text:style-name="P6">export PATH="$HOME/.rbenv/plugins/ruby-build/bin:$PATH"</text:p>
      <text:p text:style-name="P6">export RAILS_ENV='production' </text:p>
      <text:p text:style-name="P6"/>
      <text:p text:style-name="P18"><text:span text:style-name="T6">me </text:span><text:span text:style-name="T10">voy</text:span><text:span text:style-name="T6"> donde estas la app </text:span></text:p>
      <text:p text:style-name="P6"/>
      <text:p text:style-name="P3">deployer@kepasa:~$ git clone ssh://newuserme@bitbucket.org/newuserme/kepasa.git</text:p>
      <text:p text:style-name="P3">deployer@kepasa:~$ cd kepasa</text:p>
      <text:p text:style-name="P3">deployer@kepasa:~$ cd rake db:migrate (ya el)</text:p>
      <text:p text:style-name="P6">deployer@kepasa$ sudo /home/deployer/.rbenv/shims/passenger start --port 80 --environment=production --user=deployer</text:p>
      <text:p text:style-name="P6"/>
      <text:p text:style-name="P9"><text:span text:style-name="T18">y Ya</text:span>! <text:span text:style-name="T18">k</text:span>epasa.co es en linea <text:span text:style-name="T18">en la puerta :80</text:span></text:p>
      <text:p text:style-name="P21"/>
      <text:p text:style-name="Standard"><text:span text:style-name="T4">desvantaja de esta solucion </text:span><text:span text:style-name="T5">ed </text:span><text:span text:style-name="T8">que no puedo utilizar el la misma puerta 80 de la VPS otro sitio :(. </text:span><text:span text:style-name="T9">E</text:span><text:span text:style-name="T6">l sitio </text:span><text:span text:style-name="T13">ahora </text:span><text:span text:style-name="T6">es en hosting en </text:span><text:span text:style-name="T3">digitalocean.com </text:span><text:span text:style-name="T6">pago 5 dollar al me</text:span><text:span text:style-name="T12">s</text:span><text:span text:style-name="T6"> y tengo 512 MB, 1 core Processor, 20 GB SSD Disk, 1 TB Transfer</text:span></text:p>
      <text:p text:style-name="P23"><text:span text:style-name="T6"/></text:p>
      <text:p text:style-name="P26"><text:span text:style-name="T14"><text:line-break/><text:line-break/></text:span><text:span text:style-name="T14">si algo no funciona pueden contactarme via twitter a mi cuenta @astr0surf3r</text:span></text:p>
      <text:p text:style-name="P24"><text:span text:style-name="T13"><text:s/></text:span></text:p>
      <text:p text:style-name="P28"><text:span text:style-name="T14">muchas gracias </text:span><text:span text:style-name="T15">por la atencion</text:span><text:span text:style-name="T14"><text:line-break/>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1" svg:font-family="Helvetica" style:font-family-generic="roman"/>
    <style:font-face style:name="Menlo-Regular" svg:font-family="Menlo-Regular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e488"/>
    </style:style>
    <style:style style:name="MP2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8pt" officeooo:paragraph-rsid="0007e488" style:font-size-asian="8pt" style:font-size-complex="8pt"/>
    </style:style>
    <style:style style:name="MT1" style:family="text">
      <style:text-properties fo:color="#000000" style:font-name="Helvetica1" fo:font-size="12pt" fo:font-weight="normal" officeooo:rsid="0007e488" style:font-size-asian="12pt" style:font-weight-asian="normal"/>
    </style:style>
    <style:style style:name="MT2" style:family="text">
      <style:text-properties fo:color="#000000" style:font-name="Helvetica1" fo:font-weight="normal" officeooo:rsid="0007e488" style:font-weight-asian="normal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/></text:p>
      </style:header>
      <style:footer>
        <text:p text:style-name="MP2"><text:span text:style-name="MT2">presentacion de @astr0surf3r del 21 marzo en la reunion de @guiltij Bit Center Tijuana, BC, MX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4T06:31:45.35</dc:date>
    <meta:generator>LibreOffice/4.0.2.2$Windows_x86 LibreOffice_project/4c82dcdd6efcd48b1d8bba66bfe1989deee49c3</meta:generator>
    <meta:editing-duration>PT12M9S</meta:editing-duration>
    <meta:editing-cycles>6</meta:editing-cycles>
    <meta:document-statistic meta:table-count="0" meta:image-count="0" meta:object-count="0" meta:page-count="4" meta:paragraph-count="89" meta:word-count="682" meta:character-count="5179" meta:non-whitespace-character-count="4581"/>
  </office:meta>
</office:document-meta>
</file>